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5.2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style:font-name="DejaVu Sans" fo:font-size="57.5999984741211pt" style:font-size-asian="96pt" style:font-size-complex="96pt"/>
    </style:style>
    <style:style style:name="P2" style:family="paragraph">
      <loext:graphic-properties draw:fill-color="#ffffff"/>
      <style:text-properties style:font-name="DejaVu Sans" fo:font-size="57.5999984741211pt" style:font-size-asian="96pt" style:font-size-complex="96pt"/>
    </style:style>
    <style:style style:name="P3" style:family="paragraph">
      <loext:graphic-properties draw:fill-color="#ffffff"/>
    </style:style>
    <style:style style:name="T1" style:family="text">
      <style:text-properties style:font-name="DejaVu Sans" fo:font-size="328.200012207031pt" style:font-size-asian="328.200012207031pt" style:font-size-complex="328.20001220703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121.92cm" svg:height="15.24cm" svg:x="0cm" svg:y="0cm">
          <draw:text-box>
            <text:p text:style-name="P1"><text:span text:style-name="T1">SHOP PUBLICA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4cm" fo:margin-bottom="0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7cm" fo:margin-bottom="0cm" fo:text-indent="0cm"/>
      <style:text-properties fo:font-size="2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cm" fo:margin-bottom="0cm" fo:text-indent="0cm"/>
      <style:text-properties fo:font-size="19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1.16cm" svg:x="1cm" svg:y="5.34cm"/>
      <draw:page-thumbnail draw:layer="backgroundobjects" svg:width="9.294cm" svg:height="1.16cm" svg:x="1cm" svg:y="13.388cm"/>
      <draw:page-thumbnail draw:layer="backgroundobjects" svg:width="9.294cm" svg:height="1.16cm" svg:x="1cm" svg:y="21.436cm"/>
      <draw:page-thumbnail draw:layer="backgroundobjects" svg:width="9.294cm" svg:height="1.16cm" svg:x="11.295cm" svg:y="5.34cm"/>
      <draw:page-thumbnail draw:layer="backgroundobjects" svg:width="9.294cm" svg:height="1.16cm" svg:x="11.295cm" svg:y="13.388cm"/>
      <draw:page-thumbnail draw:layer="backgroundobjects" svg:width="9.294cm" svg:height="1.16cm" svg:x="11.295cm" svg:y="21.436cm"/>
    </style:handout-master>
    <style:master-page style:name="Default" style:page-layout-name="PM1" draw:style-name="Mdp1">
      <draw:frame presentation:style-name="Default-title" draw:layer="backgroundobjects" svg:width="109.724cm" svg:height="2.544cm" svg:x="6.096cm" svg:y="0.606cm" presentation:class="title" presentation:placeholder="true">
        <draw:text-box/>
      </draw:frame>
      <draw:frame presentation:style-name="Default-outline1" draw:layer="backgroundobjects" svg:width="109.724cm" svg:height="8.838cm" svg:x="6.096cm" svg:y="3.564cm" presentation:class="outline" presentation:placeholder="true">
        <draw:text-box/>
      </draw:frame>
      <draw:frame presentation:style-name="Mpr1" draw:text-style-name="MP2" draw:layer="backgroundobjects" svg:width="28.403cm" svg:height="1.05cm" svg:x="6.096cm" svg:y="13.88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8.644cm" svg:height="1.05cm" svg:x="41.696cm" svg:y="13.88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8.403cm" svg:height="1.05cm" svg:x="87.416cm" svg:y="13.88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7T18:24:39.257756513</meta:creation-date>
    <dc:date>2021-01-17T18:29:08.598179817</dc:date>
    <meta:editing-duration>PT4M30S</meta:editing-duration>
    <meta:editing-cycles>1</meta:editing-cycles>
    <meta:document-statistic meta:object-count="24"/>
    <meta:generator>LibreOffice/7.0.4.2$Linux_X86_64 LibreOffice_project/00$Build-2</meta:generator>
  </office:meta>
</office:document-meta>
</file>